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enced open="(" close=")">
              <mrow>
                <mrow>
                  <mi>E</mi>
                  <mo stretchy="false">−</mo>
                  <mi>c</mi>
                </mrow>
                <mrow>
                  <munder>
                    <mo stretchy="false">∑</mo>
                    <mi>i</mi>
                  </munder>
                  <mover accent="true">
                    <msub>
                      <mo stretchy="false">α</mo>
                      <mi>i</mi>
                    </msub>
                    <mo stretchy="false">̂</mo>
                  </mover>
                </mrow>
                <mrow>
                  <msub>
                    <mi>p</mi>
                    <mi>i</mi>
                  </msub>
                  <mo stretchy="false">−</mo>
                  <mover accent="true">
                    <mo stretchy="false">β</mo>
                    <mo stretchy="false">̂</mo>
                  </mover>
                </mrow>
                <msub>
                  <mi>m</mi>
                  <mtext>e</mtext>
                </msub>
                <msup>
                  <mi>c</mi>
                  <mn>2</mn>
                </msup>
              </mrow>
            </mfenced>
            <mrow>
              <mfenced open="(" close=")">
                <mrow>
                  <mrow>
                    <mi>E</mi>
                    <mo stretchy="false">+</mo>
                    <mi>c</mi>
                  </mrow>
                  <mrow>
                    <munder>
                      <mo stretchy="false">∑</mo>
                      <mi>j</mi>
                    </munder>
                    <mover accent="true">
                      <msub>
                        <mo stretchy="false">α</mo>
                        <mi>j</mi>
                      </msub>
                      <mo stretchy="false">̂</mo>
                    </mover>
                  </mrow>
                  <mrow>
                    <msub>
                      <mi>p</mi>
                      <mi>j</mi>
                    </msub>
                    <mo stretchy="false">+</mo>
                    <mover accent="true">
                      <mo stretchy="false">β</mo>
                      <mo stretchy="false">̂</mo>
                    </mover>
                  </mrow>
                  <msub>
                    <mi>m</mi>
                    <mtext>e</mtext>
                  </msub>
                  <msup>
                    <mi>c</mi>
                    <mn>2</mn>
                  </msup>
                </mrow>
              </mfenced>
              <mo stretchy="false">=</mo>
              <mn>0</mn>
            </mrow>
          </mrow>
        </mtd>
      </mtr>
      <mtr>
        <mtd>
          <mrow>
            <mi>i</mi>
            <mi>,</mi>
            <mrow>
              <mi>j</mi>
              <mo stretchy="false">∈</mo>
              <mrow>
                <mo stretchy="false">{</mo>
                <mrow>
                  <mi>x</mi>
                  <mi>,</mi>
                  <mi>y</mi>
                  <mi>,</mi>
                  <mi>z</mi>
                </mrow>
                <mo stretchy="false">}</mo>
              </mrow>
            </mrow>
          </mrow>
        </mtd>
      </mtr>
    </mtable>
    <annotation encoding="StarMath 5.0">left ( E - c sum from i hat %ialpha _i p_i - hat %ibeta m_"e" c^2 right ) 
left ( E + c sum from j hat %ialpha _j p_j + hat %ibeta m_"e" c^2 right ) = 0

newline
i,j in lbrace x,y,z rbrac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2:58:09.380000000</meta:creation-date>
    <meta:generator>LibreOffice/4.1.4.2$Windows_x86 LibreOffice_project/0a0440ccc0227ad9829de5f46be37cfb6edcf72</meta:generator>
  </office:meta>
</office:document-meta>
</file>